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ubtitle">
      <style:text-properties officeooo:rsid="001223f9" officeooo:paragraph-rsid="001223f9"/>
    </style:style>
    <style:style style:name="P2" style:family="paragraph" style:parent-style-name="Text_20_body">
      <style:text-properties officeooo:rsid="001223f9" officeooo:paragraph-rsid="001223f9"/>
    </style:style>
    <style:style style:name="P3" style:family="paragraph" style:parent-style-name="Title">
      <style:text-properties officeooo:rsid="001223f9" officeooo:paragraph-rsid="001223f9"/>
    </style:style>
    <style:style style:name="P4" style:family="paragraph" style:parent-style-name="Text_20_body">
      <style:text-properties fo:color="#ed1c24" officeooo:paragraph-rsid="00144d6c"/>
    </style:style>
    <style:style style:name="P5" style:family="paragraph" style:parent-style-name="Text_20_body">
      <style:text-properties fo:color="#ed1c24" style:text-underline-style="solid" style:text-underline-width="auto" style:text-underline-color="font-color" fo:font-weight="bold" officeooo:paragraph-rsid="0018de8a" style:font-weight-asian="bold" style:font-weight-complex="bold"/>
    </style:style>
    <style:style style:name="P6" style:family="paragraph" style:parent-style-name="Text_20_body">
      <style:text-properties fo:color="#ed1c24" style:text-underline-style="none" fo:font-weight="normal" officeooo:rsid="00166b7a" officeooo:paragraph-rsid="00166b7a" style:font-weight-asian="normal" style:font-weight-complex="normal"/>
    </style:style>
    <style:style style:name="P7" style:family="paragraph" style:parent-style-name="Text_20_body">
      <style:text-properties officeooo:rsid="001223f9" officeooo:paragraph-rsid="001223f9"/>
    </style:style>
    <style:style style:name="P8" style:family="paragraph" style:parent-style-name="Text_20_body">
      <style:text-properties officeooo:rsid="001223f9" officeooo:paragraph-rsid="00166b7a"/>
    </style:style>
    <style:style style:name="P9" style:family="paragraph" style:parent-style-name="Text_20_body">
      <style:text-properties officeooo:rsid="00166b7a" officeooo:paragraph-rsid="00166b7a"/>
    </style:style>
    <style:style style:name="P10" style:family="paragraph" style:parent-style-name="Text_20_body">
      <style:text-properties officeooo:rsid="00174501" officeooo:paragraph-rsid="00174501"/>
    </style:style>
    <style:style style:name="P11" style:family="paragraph" style:parent-style-name="Text_20_body" style:list-style-name="L1">
      <style:text-properties officeooo:paragraph-rsid="00166b7a"/>
    </style:style>
    <style:style style:name="P12" style:family="paragraph" style:parent-style-name="Text_20_body" style:list-style-name="L2">
      <style:text-properties officeooo:paragraph-rsid="00166b7a"/>
    </style:style>
    <style:style style:name="P13" style:family="paragraph" style:parent-style-name="Text_20_body" style:list-style-name="L3">
      <style:text-properties officeooo:paragraph-rsid="00166b7a"/>
    </style:style>
    <style:style style:name="T1" style:family="text">
      <style:text-properties officeooo:rsid="001223f9"/>
    </style:style>
    <style:style style:name="T2" style:family="text">
      <style:text-properties officeooo:rsid="00174501"/>
    </style:style>
    <style:style style:name="T3" style:family="text">
      <style:text-properties fo:color="#00a65d"/>
    </style:style>
    <style:style style:name="T4" style:family="text">
      <style:text-properties fo:color="#00a65d" style:text-underline-style="none" fo:font-weight="normal" style:font-weight-asian="normal" style:font-weight-complex="normal"/>
    </style:style>
    <style:style style:name="T5" style:family="text">
      <style:text-properties fo:color="#00a65d" style:text-underline-style="none" fo:font-weight="normal" officeooo:rsid="00166b7a" style:font-weight-asian="normal" style:font-weight-complex="normal"/>
    </style:style>
    <style:style style:name="T6" style:family="text">
      <style:text-properties fo:color="#00a65d" style:text-underline-style="none" fo:font-weight="normal" officeooo:rsid="0018de8a" style:font-weight-asian="normal" style:font-weight-complex="normal"/>
    </style:style>
    <style:style style:name="T7" style:family="text">
      <style:text-properties fo:color="#00a65d" officeooo:rsid="00144d6c"/>
    </style:style>
    <style:style style:name="T8" style:family="text">
      <style:text-properties fo:color="#00a65d" officeooo:rsid="001223f9"/>
    </style:style>
    <style:style style:name="T9" style:family="text">
      <style:text-properties fo:color="#ed1c24" officeooo:rsid="001223f9"/>
    </style:style>
    <style:style style:name="T10" style:family="text">
      <style:text-properties style:text-underline-style="none" fo:font-weight="normal" officeooo:rsid="0017450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vigation Project</text:p>
      <text:p text:style-name="P1">Udacity Nanodegree on Deep Reinforcement Learning.</text:p>
      <text:p text:style-name="P2"/>
      <text:p text:style-name="P2"/>
      <text:p text:style-name="P2">By Peerajak Witoonchart</text:p>
      <text:p text:style-name="P2"/>
      <text:h text:style-name="Heading_20_2" text:outline-level="2">Project Rub<text:span text:style-name="T2">r</text:span>ic</text:h>
      <text:p text:style-name="P10">In this document, the project rubric are answered on the following topic. <text:span text:style-name="T5">Problem Statement </text:span><text:span text:style-name="T4">Topic answers </text:span><text:span text:style-name="T6">the following rubrics</text:span></text:p>
      <text:list xml:id="list2120074577" text:style-name="L1">
        <text:list-item>
          <text:p text:style-name="P11"><text:span text:style-name="T7"><text:s/>The submission includes the saved model weights of the successful agent. </text:span></text:p>
        </text:list-item>
        <text:list-item>
          <text:p text:style-name="P11"><text:span text:style-name="T8"><text:s/>state and action spaces, and when the environment is considered solved.</text:span></text:p>
        </text:list-item>
      </text:list>
      <text:p text:style-name="P8"/>
      <text:p text:style-name="P6">Solution <text:span text:style-name="T2">Topic answers the following rubrics </text:span></text:p>
      <text:list xml:id="list2884652495" text:style-name="L2">
        <text:list-item>
          <text:p text:style-name="P12"><text:span text:style-name="T9">The report clearly describes the learning algorithm, along with the chosen hyperparameters. It also describes the model architectures for any neural networks.</text:span></text:p>
        </text:list-item>
        <text:list-item>
          <text:p text:style-name="P12"><text:span text:style-name="T3">A plot of rewards per episode is included to illustrate that the agent is able to receive an average reward (over 100 episodes) of at least +13. The submission reports the number of episodes needed to solve the environment.</text:span></text:p>
        </text:list-item>
      </text:list>
      <text:p text:style-name="P5">Ideas for Future Work <text:span text:style-name="T10">Topic answers the following rubrics </text:span></text:p>
      <text:list xml:id="list4088257621" text:style-name="L3">
        <text:list-item>
          <text:p text:style-name="P13"><text:span text:style-name="T9">The submission has concrete future ideas for improving the agent's performance.</text:span></text:p>
        </text:list-item>
      </text:list>
      <text:p text:style-name="P2"/>
      <text:h text:style-name="Heading_20_2" text:outline-level="2">Problem Statement</text:h>
      <text:p text:style-name="P9">- </text:p>
      <text:p text:style-name="P2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9:11:23.866446604</meta:creation-date>
    <dc:date>2019-10-04T14:54:10.415190520</dc:date>
    <meta:editing-duration>PT35M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49" meta:character-count="965" meta:non-whitespace-character-count="829"/>
  </office:meta>
</office:document-meta>
</file>